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szyscy zawodnicy byli ustawieni. Fortnite, PUBG, COD4 i wielu innych pretendentów do tytułu najlepszego było gotowych, by walczyć o to zasłużone miano. Walka była długa, krwawa i brutalna, ale nikt nie spodziewał się tego co nastąpiło w finale. Pojawił się młody zawodnik znikąd, na którego prawie nikt nie zwracał uwagi, pokonał wszystkich włącznie z liderem, Fortnite’em, a aktualnie siedzi na tronie zrobionym z ich czaszek. Panie i Panowie, oto Apex Legends.</text:p>
      <text:p text:style-name="P1"/>
      <text:p text:style-name="P1">Zapewne każdy z Was miał w jakimś stopniu do czynienia z bardzo popularnymi ostatnimi czasy Battle Royalami. O ich krótkiej historii wspominałem już, gdy pisałem o PUBG. Apex Legends należy do tej rodziny, biorąc sobie błędy swoich braci do serca i naprawiając je jak najlepiej umie. </text:p>
      <text:p text:style-name="P1"/>
      <text:p text:style-name="P1">Samo pojawienie się tej gry było dosyć szokujące. Respawn Entertaiment, których wcześniejsze tytuły to tylko 2 części Titanfall (polecam z całego serduszka, niech EA wie, że ta seria jest warta kontynuacji), bez wcześniejszych reklam czy też wielkich zapowiedzi, 4 lutego otworzyło bramy swojej gry. W tym samym dniu miała ona już 2 mln graczy, pod koniec tygodnia osiągnęła 25 mln. Nie wiem, czy zdajecie sobie sprawę jak bardzo jest to niewyobrażalny sukces, szczególnie dla studia, które nie jest bardzo rozpoznawalne, a które EA trzyma na smyczy. W ciągu kilku dni Apex Legends przebiło nawet Fortnite, długo rządzącego króla Battle Royali, jeżeli chodzi o oglądalność na Twitchu, co pokazało, że nowy zawodnik jest bardziej niebezpieczny niż komukolwiek mogło się wydawać. </text:p>
      <text:p text:style-name="P1"/>
      <text:p text:style-name="P1">Porozmawiajmy o samej strukturze Apexa. W przeciwieństwie do wielu innych BRów, Apex nie polega tylko na tym, by postać gracza była losową istotką w kupionym stroju, a pełną osobistością. W związku z tym mamy w grze 8 legend, każda z inną historią i zdolnościami, czyli coś, czego możemy doświadczyć na przykład w Overwatchu. Ale w przeciwieństwie do gry Blizzarda, nie mamy aż takiego poczucia, że nasza postać jest bezużyteczna, bo aktualna meta narzuca nam kim mamy grać. Możemy kogoś bardzo polubić i nim grać bez końca, bo wszyscy gracze mają szansę na dokładnie taki sam loot i to tylko od nich będzie zależało czy ich legenda będzie użytecznym zawodnikiem, czy też kolejnym killem dla ludzi bardziej doświadczonych. No chyba, że ktoś wybierze naszą postać przed nami, to wtedy musimy niestety się dostosować.</text:p>
      <text:p text:style-name="P1"/>
      <text:p text:style-name="P1">Warto tu wspomnieć o ciekawym rozwiązaniu w Apexie. Nie ma możliwości gry solo. Wszystko jest dostosowane do grania w drużynie 3 osób, od zdolności legend aż po wyskakiwanie z samolotu. Dlatego rozwiązanie pingów, dostępnych tutaj, jest niesamowite. Możemy naszą drużynę poinformować o wszystkim, co widzimy: czy był w tym miejscu przeciwnik, czego nam potrzeba do broni. Jest to najlepszy tak skonstruowany system jaki widziałem dotychczas.</text:p>
      <text:p text:style-name="P1"/>
      <text:p text:style-name="P1">Jak wspomniałem wyżej, legendy posiadają też swoje zdolności. Jedna pasywna, jedna do aktywowana i jedna zdolność ostateczna. Dobrym przykładem dla przedstawienia tego jak to działa jest Pathfinder czy też Marv, którego tytułem jest scout. Jego zdolność pasywna pozwala używać anten rozmieszczonych w różnych miejscach na mapie, aby zobaczyć gdzie będzie znajdować się następna strefa. Jego normalny skill to bardzo dobrze rozpoznawalny bosak, który pozwala mu się przyczepić do różnych powierzchni i do nich przyciągnąć. W dobrych rękach Marv jest w stanie latać jak Spider-Man. Natomiast jego zdolnością ostateczną jest stworzenie liny, której mogą też użyć ludzie z jego drużyny. Chociaż wydaje się to mało “ostateczne”, to uwierzcie mi, możliwość znalezienia się w ciągu kilku sekund na plecach przeciwnika, kompletna zmiana pozycji czy też szybka ucieczka ma ogromne znaczenie w tego typu grach. A tak jest z każdą z legend, mają one swoje wyjątkowe zdolności, które pozwalają drużynie na różne podejścia do sytuacji.</text:p>
      <text:p text:style-name="P1"/>
      <text:p text:style-name="P1">Kolejnym, ogromnym plusem Apexa jest doskonale wyważony system broni. To prawda, różne sytuacje wymagają różnego podejścia, ale nigdy nie będziemy mieli poczucia, że to z czym lubimy biegać jest beznadziejne. Nawet mało popularny Mozambique (pistolet/strzelba z 3 pociskami w magazynku) w dobrych rękach może graczy zjadać. W dodatku różne Hop Upy, czyli dodatki zmieniające właściwości naszych broni, jeszcze bardziej urozmaicają nam rozgrywkę. Granatów mamy 3 typy: tradycyjny odłamkowy, molotov, który nie zostawia całego płonącego pola, a linię ognia zadającą duże obrażenia i shuriken, który celnie rzucony przykleja się do powierzchni, a nawet graczy, by po krótkim czasie wybuchnąć, zadając obrażenia i ogłuszając na pewien czas. Spotkamy się ze snajperkami, karabinami automatycznymi, z trójstrzałowym systemem albo też półautomatycznymi karabinami czy RKMami. Do wyboru do koloru. O czym też warto wspomnieć, nie mamy możliwości założenia gorszego sprzętu, jeżeli mamy lepszy na sobie. W praktyce oznacza to, że jeśli nasza zbroja ma 4 dodatkowe paski życia, a znajdziemy zbroję z 2, to jej nie założymy przez przypadek. W dodatku, wszystkie informacje mamy automatycznie wyświetlone: czy dany dodatek jest do naszej broni, ewentualnie do jakich broni on może wejść, czy ta amunicja jest nam potrzebna etc. Całe UI płynnie i szybko przekazuje informacje do gracza.</text:p>
      <text:p text:style-name="P1"/>
      <text:p text:style-name="P1">O czym warto wspomnieć na sam koniec plusów Apexa? Jest to oczywiście system poruszania się. Dynamika i płynność ruchów jest niesamowita, w żadnym z BR nie było to jeszcze tak przyjemne jak tutaj. W dodatku wprowadzono możliwość ślizgu, w efekcie czego każda powierzchnia pochyła zamienia się dla nas w zjeżdżalnię. Dynamika całej gry stoi na poziomie, z którym się dotychczas nie spotkałem w tego typu tytułach.<text:line-break/><text:line-break/>Ale Apex nie może być grą idealną, więc porozmawiajmy o minusach, bo jest ich kilka. Po pierwsze, jak wspomniałem wyżej, nie ma możliwości gry solo. Musimy być w zespole z dwójką innych ludzi, co może odrzucać niektóre osoby. Po drugie, jak też już wspominałem, pingi i informowanie drużyny bez konieczności mówienia jest na najwyższym poziomie, ale nie można tego już powiedzieć o jakości czatu głosowego. Brzmi on, jakby każdy głos był wrzucany w mielarkę, a dopiero potem wypuszczany w eter. Oczywiście trzeba też wspomnieć o lootboxach, ale na szczęście zawierają one tylko rzeczy kosmetyczne, które można też zdobyć bez wydawania pieniędzy, ale dalej będę wrogiem tego systemu. Jestem przekonany, że to EA wymusiło na Respawn jego wprowadzenie. </text:p>
      <text:p text:style-name="P1"/>
      <text:p text:style-name="P1">Podsumowując, polecam każdemu fanowi Overwatcha, BRów czy też Rainbow Six Siege spróbowania Apexa. Jest grą tego wartą, o czym mówią liczby. I pamiętajcie, <text:span text:style-name="T1">on jest kompletnie za darm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997" meta:character-count="6525" meta:non-whitespace-character-count="5532"/>
    <meta:generator>LibreOfficeDev/6.0.5.2$Linux_X86_64 LibreOffice_project/</meta:generator>
  </office:meta>
</office:document-meta>
</file>